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1b67b1" officeooo:paragraph-rsid="001b67b1" style:font-weight-asian="normal" style:font-weight-complex="normal"/>
    </style:style>
    <style:style style:name="P4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09261" style:font-name-asian="Purisa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5bbc2" style:font-name-asian="Purisa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1ab268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21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4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fdc4d3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1009261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52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53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61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66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69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70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71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72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73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74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75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76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77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78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79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80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81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82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83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8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85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86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87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8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8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9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9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9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9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9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9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9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9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100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101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10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10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104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10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10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107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108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109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10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111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2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114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P115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fdc4d3" officeooo:paragraph-rsid="00fdc4d3" style:font-weight-asian="bold" style:font-weight-complex="bold"/>
    </style:style>
    <style:style style:name="P116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17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18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03d9e"/>
    </style:style>
    <style:style style:name="T11" style:family="text">
      <style:text-properties style:text-underline-style="solid" style:text-underline-width="auto" style:text-underline-color="font-color" officeooo:rsid="00851817"/>
    </style:style>
    <style:style style:name="T12" style:family="text">
      <style:text-properties style:text-underline-style="solid" style:text-underline-width="auto" style:text-underline-color="font-color" fo:font-weight="bold" officeooo:rsid="0100926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0210a8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05bbc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7eb6" style:font-weight-asian="bold" style:font-weight-complex="bold"/>
    </style:style>
    <style:style style:name="T17" style:family="text">
      <style:text-properties fo:font-weight="bold" officeooo:rsid="008f2b07" style:font-weight-asian="bold" style:font-weight-complex="bold"/>
    </style:style>
    <style:style style:name="T18" style:family="text">
      <style:text-properties fo:font-weight="bold" officeooo:rsid="0100926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730ab" style:font-weight-asian="normal" style:font-weight-complex="normal"/>
    </style:style>
    <style:style style:name="T21" style:family="text">
      <style:text-properties fo:font-weight="normal" officeooo:rsid="00687961" style:font-weight-asian="normal" style:font-weight-complex="normal"/>
    </style:style>
    <style:style style:name="T22" style:family="text">
      <style:text-properties fo:font-weight="normal" officeooo:rsid="00691b2d" style:font-weight-asian="normal" style:font-weight-complex="normal"/>
    </style:style>
    <style:style style:name="T23" style:family="text">
      <style:text-properties style:font-name="Purisa"/>
    </style:style>
    <style:style style:name="T24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5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6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7" style:family="text">
      <style:text-properties style:font-name="Purisa" style:text-underline-style="solid" style:text-underline-width="auto" style:text-underline-color="font-color" officeooo:rsid="000ca828"/>
    </style:style>
    <style:style style:name="T28" style:family="text">
      <style:text-properties style:font-name="Purisa" fo:font-weight="bold" style:font-weight-asian="bold" style:font-weight-complex="bold"/>
    </style:style>
    <style:style style:name="T29" style:family="text">
      <style:text-properties style:font-name="Purisa" fo:font-weight="bold" officeooo:rsid="000ab63f" style:font-weight-asian="bold" style:font-weight-complex="bold"/>
    </style:style>
    <style:style style:name="T30" style:family="text">
      <style:text-properties style:font-name="Purisa" fo:font-weight="bold" officeooo:rsid="008e35d3" style:font-weight-asian="bold" style:font-weight-complex="bold"/>
    </style:style>
    <style:style style:name="T31" style:family="text">
      <style:text-properties style:font-name="Purisa" fo:font-weight="bold" officeooo:rsid="00a16bfe" style:font-weight-asian="bold" style:font-weight-complex="bold"/>
    </style:style>
    <style:style style:name="T32" style:family="text">
      <style:text-properties style:font-name="Purisa" fo:font-weight="bold" officeooo:rsid="00fba5bb" style:font-weight-asian="bold" style:font-weight-complex="bold"/>
    </style:style>
    <style:style style:name="T33" style:family="text">
      <style:text-properties style:font-name="Purisa" fo:font-weight="bold" officeooo:rsid="00fdc4d3" style:font-weight-asian="bold" style:font-weight-complex="bold"/>
    </style:style>
    <style:style style:name="T34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5" style:family="text">
      <style:text-properties style:font-name="Purisa" fo:font-weight="normal" style:font-weight-asian="normal" style:font-weight-complex="normal"/>
    </style:style>
    <style:style style:name="T36" style:family="text">
      <style:text-properties style:font-name="Purisa" fo:font-weight="normal" officeooo:rsid="0008e7e3" style:font-weight-asian="normal" style:font-weight-complex="normal"/>
    </style:style>
    <style:style style:name="T37" style:family="text">
      <style:text-properties style:font-name="Purisa" fo:font-weight="normal" officeooo:rsid="003a1de8" style:font-weight-asian="normal" style:font-weight-complex="normal"/>
    </style:style>
    <style:style style:name="T38" style:family="text">
      <style:text-properties style:font-name="Purisa" fo:font-weight="normal" officeooo:rsid="003f89fa" style:font-weight-asian="normal" style:font-weight-complex="normal"/>
    </style:style>
    <style:style style:name="T39" style:family="text">
      <style:text-properties style:font-name="Purisa" fo:font-weight="normal" officeooo:rsid="00468014" style:font-weight-asian="normal" style:font-weight-complex="normal"/>
    </style:style>
    <style:style style:name="T40" style:family="text">
      <style:text-properties style:font-name="Purisa" fo:font-weight="normal" officeooo:rsid="008e35d3" style:font-weight-asian="normal" style:font-weight-complex="normal"/>
    </style:style>
    <style:style style:name="T41" style:family="text">
      <style:text-properties style:font-name="Purisa" fo:font-weight="normal" officeooo:rsid="00fdc4d3" style:font-weight-asian="normal" style:font-weight-complex="normal"/>
    </style:style>
    <style:style style:name="T42" style:family="text">
      <style:text-properties style:font-name="Purisa" style:text-underline-style="none"/>
    </style:style>
    <style:style style:name="T43" style:family="text">
      <style:text-properties style:font-name="Purisa" style:text-underline-style="none" fo:font-weight="normal" style:font-weight-asian="normal" style:font-weight-complex="normal"/>
    </style:style>
    <style:style style:name="T44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5" style:family="text">
      <style:text-properties style:font-name="Purisa" style:text-underline-style="none" fo:font-weight="bold" style:font-weight-asian="bold" style:font-weight-complex="bold"/>
    </style:style>
    <style:style style:name="T46" style:family="text">
      <style:text-properties style:font-name="Purisa" style:text-underline-style="none" fo:font-weight="bold" officeooo:rsid="00691b2d" style:font-weight-asian="bold" style:font-weight-complex="bold"/>
    </style:style>
    <style:style style:name="T47" style:family="text">
      <style:text-properties style:font-name="Purisa" style:text-underline-style="none" fo:font-weight="bold" officeooo:rsid="000ca828" style:font-weight-asian="bold" style:font-weight-complex="bold"/>
    </style:style>
    <style:style style:name="T48" style:family="text">
      <style:text-properties style:font-name="Purisa" style:text-underline-style="none" fo:font-weight="bold" officeooo:rsid="008f2b07" style:font-weight-asian="bold" style:font-weight-complex="bold"/>
    </style:style>
    <style:style style:name="T49" style:family="text">
      <style:text-properties style:font-name="Purisa" style:text-underline-style="none" officeooo:rsid="00929e4a"/>
    </style:style>
    <style:style style:name="T50" style:family="text">
      <style:text-properties style:font-name="Purisa" style:text-underline-style="none" officeooo:rsid="000ca828"/>
    </style:style>
    <style:style style:name="T51" style:family="text">
      <style:text-properties style:font-name="Purisa" style:text-underline-style="none" officeooo:rsid="0094b9a9"/>
    </style:style>
    <style:style style:name="T52" style:family="text">
      <style:text-properties style:font-name="Purisa" style:text-underline-style="none" officeooo:rsid="00cd0bc3"/>
    </style:style>
    <style:style style:name="T53" style:family="text">
      <style:text-properties style:font-name="Purisa" style:text-underline-style="none" officeooo:rsid="00cde6a2"/>
    </style:style>
    <style:style style:name="T54" style:family="text">
      <style:text-properties style:font-name="Purisa" style:text-underline-style="none" officeooo:rsid="00d18f49"/>
    </style:style>
    <style:style style:name="T55" style:family="text">
      <style:text-properties style:font-name="Purisa" officeooo:rsid="0016243f"/>
    </style:style>
    <style:style style:name="T56" style:family="text">
      <style:text-properties style:font-name="Purisa" officeooo:rsid="001a66fa"/>
    </style:style>
    <style:style style:name="T57" style:family="text">
      <style:text-properties style:font-name="Purisa" officeooo:rsid="0020a66a"/>
    </style:style>
    <style:style style:name="T58" style:family="text">
      <style:text-properties style:font-name="Purisa" officeooo:rsid="00213004"/>
    </style:style>
    <style:style style:name="T59" style:family="text">
      <style:text-properties style:font-name="Purisa" officeooo:rsid="0042a663"/>
    </style:style>
    <style:style style:name="T60" style:family="text">
      <style:text-properties style:font-name="Purisa" officeooo:rsid="004bf238"/>
    </style:style>
    <style:style style:name="T61" style:family="text">
      <style:text-properties style:font-name="Purisa" officeooo:rsid="004e5b44"/>
    </style:style>
    <style:style style:name="T62" style:family="text">
      <style:text-properties style:font-name="Purisa" officeooo:rsid="005014c7"/>
    </style:style>
    <style:style style:name="T63" style:family="text">
      <style:text-properties style:font-name="Purisa" officeooo:rsid="009e5d56"/>
    </style:style>
    <style:style style:name="T64" style:family="text">
      <style:text-properties style:font-name="Purisa" officeooo:rsid="00a16bfe"/>
    </style:style>
    <style:style style:name="T65" style:family="text">
      <style:text-properties style:font-name="Purisa" officeooo:rsid="00a288a7"/>
    </style:style>
    <style:style style:name="T66" style:family="text">
      <style:text-properties style:font-name="Purisa" officeooo:rsid="00dd9296"/>
    </style:style>
    <style:style style:name="T67" style:family="text">
      <style:text-properties style:font-name="Purisa" officeooo:rsid="00e2ee0f"/>
    </style:style>
    <style:style style:name="T68" style:family="text">
      <style:text-properties style:font-name="Purisa" officeooo:rsid="001393b9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0491bc" style:font-weight-asian="normal" style:font-weight-complex="normal"/>
    </style:style>
    <style:style style:name="T71" style:family="text">
      <style:text-properties style:text-underline-style="none" fo:font-weight="normal" officeooo:rsid="00067eb6" style:font-weight-asian="normal" style:font-weight-complex="normal"/>
    </style:style>
    <style:style style:name="T72" style:family="text">
      <style:text-properties style:text-underline-style="none" fo:font-weight="normal" officeooo:rsid="00687961" style:font-weight-asian="normal" style:font-weight-complex="normal"/>
    </style:style>
    <style:style style:name="T73" style:family="text">
      <style:text-properties style:text-underline-style="none" fo:font-weight="normal" officeooo:rsid="00691b2d" style:font-weight-asian="normal" style:font-weight-complex="normal"/>
    </style:style>
    <style:style style:name="T74" style:family="text">
      <style:text-properties style:text-underline-style="none" fo:font-weight="normal" officeooo:rsid="006a8799" style:font-weight-asian="normal" style:font-weight-complex="normal"/>
    </style:style>
    <style:style style:name="T75" style:family="text">
      <style:text-properties style:text-underline-style="none" fo:font-weight="normal" officeooo:rsid="007c1f66" style:font-weight-asian="normal" style:font-weight-complex="normal"/>
    </style:style>
    <style:style style:name="T76" style:family="text">
      <style:text-properties style:text-underline-style="none" fo:font-weight="normal" officeooo:rsid="0045411b" style:font-weight-asian="normal" style:font-weight-complex="normal"/>
    </style:style>
    <style:style style:name="T77" style:family="text">
      <style:text-properties style:text-underline-style="none" fo:font-weight="normal" officeooo:rsid="00109724" style:font-weight-asian="normal" style:font-weight-complex="bold"/>
    </style:style>
    <style:style style:name="T78" style:family="text">
      <style:text-properties style:text-underline-style="none" fo:font-weight="normal" officeooo:rsid="00128eef" style:font-weight-asian="normal" style:font-weight-complex="bold"/>
    </style:style>
    <style:style style:name="T79" style:family="text">
      <style:text-properties style:text-underline-style="none" fo:font-weight="normal" officeooo:rsid="00f80254" style:font-weight-asian="normal" style:font-weight-complex="bold"/>
    </style:style>
    <style:style style:name="T80" style:family="text">
      <style:text-properties style:text-underline-style="none" fo:font-weight="normal" officeooo:rsid="00f8095c" style:font-weight-asian="normal" style:font-weight-complex="bold"/>
    </style:style>
    <style:style style:name="T81" style:family="text">
      <style:text-properties style:text-underline-style="none" fo:font-weight="bold" style:font-weight-asian="bold" style:font-weight-complex="bold"/>
    </style:style>
    <style:style style:name="T82" style:family="text">
      <style:text-properties style:text-underline-style="none" fo:font-weight="bold" officeooo:rsid="000491bc" style:font-weight-asian="bold" style:font-weight-complex="bold"/>
    </style:style>
    <style:style style:name="T83" style:family="text">
      <style:text-properties style:text-underline-style="none" fo:font-weight="bold" officeooo:rsid="00067eb6" style:font-weight-asian="bold" style:font-weight-complex="bold"/>
    </style:style>
    <style:style style:name="T84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font-size="10pt" fo:font-style="normal" style:text-underline-style="none" fo:font-weight="bold" officeooo:rsid="0118cdb6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font-size="10pt" fo:font-style="normal" style:text-underline-style="none" fo:font-weight="bold" officeooo:rsid="011ab268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font-size="10pt" fo:font-style="normal" style:text-underline-style="none" fo:font-weight="bold" officeooo:rsid="011c5438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11ab268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officeooo:rsid="001393b9"/>
    </style:style>
    <style:style style:name="T93" style:family="text">
      <style:text-properties fo:color="#000066" officeooo:rsid="00d2e6c3"/>
    </style:style>
    <style:style style:name="T94" style:family="text">
      <style:text-properties fo:color="#000066" officeooo:rsid="00e173f7"/>
    </style:style>
    <style:style style:name="T95" style:family="text">
      <style:text-properties officeooo:rsid="00deded1"/>
    </style:style>
    <style:style style:name="T96" style:family="text">
      <style:text-properties officeooo:rsid="00e173f7"/>
    </style:style>
    <style:style style:name="T97" style:family="text">
      <style:text-properties officeooo:rsid="00fa9de1"/>
    </style:style>
    <style:style style:name="T98" style:family="text">
      <style:text-properties officeooo:rsid="01009261"/>
    </style:style>
    <style:style style:name="T99" style:family="text">
      <style:text-properties officeooo:rsid="0105bbc2"/>
    </style:style>
    <style:style style:name="T100" style:family="text">
      <style:text-properties officeooo:rsid="01138e14"/>
    </style:style>
    <style:style style:name="T101" style:family="text">
      <style:text-properties officeooo:rsid="011e51a1"/>
    </style:style>
    <style:style style:name="T102" style:family="text">
      <style:text-properties officeooo:rsid="01219cc8"/>
    </style:style>
    <style:style style:name="T103" style:family="text">
      <style:text-properties officeooo:rsid="012369db"/>
    </style:style>
    <style:style style:name="T104" style:family="text">
      <style:text-properties officeooo:rsid="012543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1">“How are you?” Questionnaire</text:h>
      <text:p text:style-name="P108"><text:span text:style-name="T84">Intended to help friends understand </text:span><text:span text:style-name="T85">and help</text:span><text:span text:style-name="T84"> friends.</text:span></text:p>
      <text:p text:style-name="P13"/>
      <text:p text:style-name="P14"><text:span text:style-name="T86">Who </text:span><text:span text:style-name="T87">do </text:span><text:span text:style-name="T88">you write this </text:span><text:span text:style-name="T87">to</text:span><text:span text:style-name="T84">:</text:span><text:span text:style-name="T89"> </text:span><text:span text:style-name="T91"><text:s text:c="11"/></text:span><text:span text:style-name="T89"><text:s text:c="2"/></text:span><text:span text:style-name="T90">(date: </text:span><text:span text:style-name="T89"><text:s text:c="10"/></text:span><text:span text:style-name="T90">)</text:span></text:p>
      <text:h text:style-name="P109" text:outline-level="2"><text:span text:style-name="T17">1. </text:span><text:span text:style-name="T15">My Pursuits</text:span></text:h>
      <text:p text:style-name="P42"><text:span text:style-name="T16">Y1. </text:span><text:span text:style-name="T15">Why?</text:span><text:span text:style-name="T19"> (</text:span><text:span text:style-name="T20">what </text:span><text:span text:style-name="T22">are your current professional</text:span><text:span text:style-name="T21"> interest</text:span><text:span text:style-name="T22">s</text:span><text:span text:style-name="T20">?</text:span><text:span text:style-name="T19">)</text:span>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5"><text:span text:style-name="T101">description of the</text:span> interest</text:p>
          </table:table-cell>
          <table:table-cell table:style-name="Table1.C1" office:value-type="string">
            <text:p text:style-name="P46">why interested?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C2" table:number-columns-spanned="2" office:value-type="string">
            <text:p text:style-name="P100"><text:span text:style-name="T100">Everywhere a</text:span>dd more rows <text:span text:style-name="T97">as needed...</text:span></text:p>
          </table:table-cell>
          <table:covered-table-cell/>
        </table:table-row>
      </table:table>
      <text:p text:style-name="P41"/>
      <text:p text:style-name="P43"><text:span text:style-name="T83">Y2.</text:span><text:span text:style-name="T71"> </text:span><text:span text:style-name="T82">How</text:span><text:span text:style-name="T81">?</text:span><text:span text:style-name="T69"> (</text:span><text:span text:style-name="T70">what </text:span><text:span text:style-name="T73">are the methods </text:span><text:span text:style-name="T74">or principles that</text:span><text:span text:style-name="T70"> </text:span><text:span text:style-name="T72">you believe could bring breakthroughs </text:span><text:span text:style-name="T73">in these areas</text:span><text:span text:style-name="T70">?</text:span><text:span text:style-name="T69">)</text:span></text:p>
      <text:p text:style-name="P33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<text:span text:style-name="T2">name of </text:span><text:span text:style-name="T3">idea</text:span></text:p>
          </table:table-cell>
          <table:table-cell table:style-name="Table2.C1" office:value-type="string">
            <text:p text:style-name="P46">how it would work?</text:p>
          </table:table-cell>
        </table:table-row>
        <table:table-row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3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82"/>
          </table:table-cell>
          <table:table-cell table:style-name="Table2.C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81"/>
          </table:table-cell>
          <table:table-cell table:style-name="Table2.C2" office:value-type="string">
            <text:p text:style-name="P85"/>
          </table:table-cell>
        </table:table-row>
      </table:table>
      <text:p text:style-name="P41"/>
      <text:p text:style-name="P43"><text:span text:style-name="T83">Y3. </text:span><text:span text:style-name="T82">What</text:span><text:span text:style-name="T81">?</text:span><text:span text:style-name="T69"> (</text:span><text:span text:style-name="T70">what </text:span><text:span text:style-name="T75">are </text:span><text:span text:style-name="T76">your</text:span><text:span text:style-name="T70"> projects/</text:span><text:span text:style-name="T71">companies</text:span><text:span text:style-name="T76"> </text:span><text:span text:style-name="T73">trying</text:span><text:span text:style-name="T76"> </text:span><text:span text:style-name="T73">these methods?</text:span><text:span text:style-name="T69">)</text:span></text:p>
      <text:p text:style-name="P33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><text:span text:style-name="T10">name of </text:span><text:span text:style-name="T11">project/company</text:span></text:p>
          </table:table-cell>
          <table:table-cell table:style-name="Table3.C1" office:value-type="string">
            <text:p text:style-name="P46">what it is doing?</text:p>
          </table:table-cell>
        </table:table-row>
        <table:table-row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98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51"/>
          </table:table-cell>
        </table:table-row>
      </table:table>
      <text:h text:style-name="P117" text:outline-level="1"/>
      <text:h text:style-name="P118" text:outline-level="1"><text:span text:style-name="T48">2. </text:span><text:span text:style-name="T46">My Happiness</text:span></text:h>
      <text:p text:style-name="P20"><text:span text:style-name="T30">HFRM</text:span><text:span text:style-name="T33">E</text:span><text:span text:style-name="T30"> (H</text:span><text:span text:style-name="T40">ealth</text:span><text:span text:style-name="T39">, </text:span><text:span text:style-name="T30">F</text:span><text:span text:style-name="T40">inance, </text:span><text:span text:style-name="T30">R</text:span><text:span text:style-name="T40">elationships, </text:span><text:span text:style-name="T30">M</text:span><text:span text:style-name="T40">eaning, </text:span><text:span text:style-name="T33">E</text:span><text:span text:style-name="T41">xperiences</text:span><text:span text:style-name="T40">)</text:span><text:span text:style-name="T35"> make people feel </text:span><text:span text:style-name="T38">happy</text:span><text:span text:style-name="T37">. I</text:span><text:span text:style-name="T35">dentifying and fixing them thus can make us </text:span><text:span text:style-name="T39">more</text:span><text:span text:style-name="T35"> </text:span><text:span text:style-name="T39">happy!</text:span></text:p>
      <text:h text:style-name="P110" text:outline-level="2">HEALTH</text:h>
      <text:p text:style-name="P21"><text:span text:style-name="T28">H1.</text:span><text:span text:style-name="T35"> (</text:span><text:span text:style-name="T36">Perception</text:span><text:span text:style-name="T35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36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26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55">1</text:p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76">2</text:p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55"/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</table:table>
      <text:p text:style-name="P21"><text:span text:style-name="T35"><text:line-break/></text:span><text:span text:style-name="T28">H2.</text:span><text:span text:style-name="T35"> </text:span><text:span text:style-name="T36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36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26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62">1</text:p>
          </table:table-cell>
          <table:table-cell table:style-name="Table8.A2" office:value-type="string">
            <text:p text:style-name="P90"/>
          </table:table-cell>
          <table:table-cell table:style-name="Table8.C2" office:value-type="string">
            <text:p text:style-name="P87"/>
          </table:table-cell>
        </table:table-row>
        <table:table-row>
          <table:table-cell table:style-name="Table8.A2" office:value-type="string">
            <text:p text:style-name="P76">2</text:p>
          </table:table-cell>
          <table:table-cell table:style-name="Table8.A2" office:value-type="string">
            <text:p text:style-name="P87"/>
          </table:table-cell>
          <table:table-cell table:style-name="Table8.C2" office:value-type="string">
            <text:p text:style-name="P87"/>
          </table:table-cell>
        </table:table-row>
        <table:table-row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7"/>
          </table:table-cell>
          <table:table-cell table:style-name="Table8.C2" office:value-type="string">
            <text:p text:style-name="P87"/>
          </table:table-cell>
        </table:table-row>
      </table:table>
      <text:h text:style-name="P111" text:outline-level="2"/>
      <text:h text:style-name="P112" text:outline-level="2">FINANCE</text:h>
      <text:p text:style-name="P22"><text:span text:style-name="T45">F1.</text:span><text:span text:style-name="T42"> What</text:span><text:span text:style-name="T49"> </text:span><text:span text:style-name="T52">g</text:span><text:span text:style-name="T42">oods/services</text:span><text:span text:style-name="T52"> </text:span><text:span text:style-name="T49">you’</text:span><text:span text:style-name="T54">d</text:span><text:span text:style-name="T49"> </text:span><text:span text:style-name="T52">indulge in if </text:span><text:span text:style-name="T54">you</text:span><text:span text:style-name="T52"> had unlimited $$$?</text:span></text:p>
      <text:p text:style-name="P24"><text:span text:style-name="T42">(</text:span><text:span text:style-name="T27">*</text:span><text:span text:style-name="T24">estimated need:</text:span><text:span text:style-name="T50"> </text:span><text:span text:style-name="T53">guess </text:span><text:span text:style-name="T50">how </text:span><text:span text:style-name="T51">much</text:span><text:span text:style-name="T50"> you’</text:span><text:span text:style-name="T53">d</text:span><text:span text:style-name="T50"> </text:span><text:span text:style-name="T52">spend </text:span><text:span text:style-name="T50">to </text:span><text:span text:style-name="T51">max</text:span><text:span text:style-name="T50"> satisfaction?</text:span><text:span text:style-name="T42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47">what goods or services?</text:p>
          </table:table-cell>
          <table:table-cell table:style-name="Table9.A1" office:value-type="string">
            <text:p text:style-name="P9">where available</text:p>
          </table:table-cell>
          <table:table-cell table:style-name="Table9.D1" office:value-type="string">
            <text:p text:style-name="P11">estimated need*</text:p>
          </table:table-cell>
        </table:table-row>
        <table:table-row>
          <table:table-cell table:style-name="Table9.A2" office:value-type="string">
            <text:p text:style-name="P75">1</text:p>
          </table:table-cell>
          <table:table-cell table:style-name="Table9.A2" office:value-type="string">
            <text:p text:style-name="P91"/>
          </table:table-cell>
          <table:table-cell table:style-name="Table9.A2" office:value-type="string">
            <text:p text:style-name="P91"/>
          </table:table-cell>
          <table:table-cell table:style-name="Table9.D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75">2</text:p>
          </table:table-cell>
          <table:table-cell table:style-name="Table9.A2" office:value-type="string">
            <text:p text:style-name="P91"/>
          </table:table-cell>
          <table:table-cell table:style-name="Table9.A2" office:value-type="string">
            <text:p text:style-name="P91"/>
          </table:table-cell>
          <table:table-cell table:style-name="Table9.D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95"/>
          </table:table-cell>
          <table:table-cell table:style-name="Table9.A2" office:value-type="string">
            <text:p text:style-name="P95"/>
          </table:table-cell>
          <table:table-cell table:style-name="Table9.D2" office:value-type="string">
            <text:p text:style-name="P92"/>
          </table:table-cell>
        </table:table-row>
      </table:table>
      <text:p text:style-name="P8"/>
      <text:p text:style-name="P23"><text:span text:style-name="T47">F</text:span><text:span text:style-name="T45">2.</text:span><text:span text:style-name="T43"> </text:span><text:span text:style-name="T44">Which 3-4 of these would give you most happiness </text:span><text:span text:style-name="T25">right now</text:span><text:span text:style-name="T44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48">asset class</text:p>
          </table:table-cell>
          <table:table-cell table:style-name="Table10.C1" office:value-type="string">
            <text:p text:style-name="P39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Space travel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Valuable companies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Great people for important tasks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Higher quality food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Exercising more often and conveniently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Beauty and looking better more often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Travel and meeting specific <text:span text:style-name="T104">people</text:span> more often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Accessing rare specific facilities and equipment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Accessing certain information or network services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Accessing advanced medicine, bioengineering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3"> </text:span>]</text:p>
          </table:table-cell>
          <table:table-cell table:style-name="Table10.A2" office:value-type="string">
            <text:p text:style-name="P104">Mind upload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4"/>
          </table:table-cell>
          <table:table-cell table:style-name="Table10.A2" office:value-type="string">
            <text:p text:style-name="P104">Something else: (describe below)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61"/>
          </table:table-cell>
        </table:table-row>
      </table:table>
      <text:h text:style-name="P113" text:outline-level="2"><text:span text:style-name="T92">R</text:span>ELATIONSHIPS</text:h>
      <text:p text:style-name="P17"><text:span text:style-name="T29">R</text:span><text:span text:style-name="T28">1.</text:span><text:span text:style-name="T23"> </text:span><text:span text:style-name="T63">I</text:span><text:span text:style-name="T23">dentify people, the relationships with whom you’d like to </text:span><text:span text:style-name="T66">improve</text:span><text:span text:style-name="T23">:</text:span></text:p>
      <text:p text:style-name="P18"><text:span text:style-name="T23">Assign a letter to person, and then d</text:span><text:span text:style-name="T68">efine an </text:span><text:span text:style-name="T26">action or operation</text:span><text:span text:style-name="T68"> that you have to do about </text:span><text:span text:style-name="T57">each of</text:span><text:span text:style-name="T68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2"/>
          </table:table-cell>
          <table:table-cell table:style-name="Table11.A1" office:value-type="string">
            <text:p text:style-name="P49"><text:span text:style-name="T95">w</text:span>ho <text:span text:style-name="T95">(some reference)</text:span></text:p>
          </table:table-cell>
          <table:table-cell table:style-name="Table11.A1" office:value-type="string">
            <text:p text:style-name="P10">action or operation</text:p>
          </table:table-cell>
          <table:table-cell table:style-name="Table11.D1" office:value-type="string">
            <text:p text:style-name="P12">Why</text:p>
          </table:table-cell>
        </table:table-row>
        <table:table-row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3">2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8">3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8">4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8">5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8">6</text:p>
          </table:table-cell>
          <table:table-cell table:style-name="Table11.A2" office:value-type="string">
            <text:p text:style-name="P74"/>
          </table:table-cell>
          <table:table-cell table:style-name="Table11.A2" office:value-type="string">
            <text:p text:style-name="P52"/>
          </table:table-cell>
          <table:table-cell table:style-name="Table11.D2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68">7</text:p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  <table:table-cell table:style-name="Table11.D2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70">[ ]</text:p>
          </table:table-cell>
          <table:table-cell table:style-name="Table11.D2" table:number-columns-spanned="3" office:value-type="string">
            <text:p text:style-name="P69"><text:s/>( Have someone doesn’t exist yet, describe )</text:p>
            <text:p text:style-name="P69"/>
            <text:p text:style-name="P69"/>
            <text:p text:style-name="P69"/>
          </table:table-cell>
          <table:covered-table-cell/>
          <table:covered-table-cell/>
        </table:table-row>
      </table:table>
      <text:p text:style-name="P1"/>
      <text:h text:style-name="P114" text:outline-level="2">MEANING</text:h>
      <text:p text:style-name="P15"><text:span text:style-name="T64">A</text:span><text:span text:style-name="T55"> good answer to question </text:span><text:span text:style-name="T64">to one’s purpose in life</text:span><text:span text:style-name="T55"> provide</text:span><text:span text:style-name="T64">s</text:span><text:span text:style-name="T55"> an </text:span><text:span text:style-name="T34">actionable</text:span><text:span text:style-name="T55"> “higher purpose</text:span><text:span text:style-name="T64">s</text:span><text:span text:style-name="T55">” making their existence worthwhile, so some find </text:span><text:span text:style-name="T60">meaning</text:span><text:span text:style-name="T55"> in </text:span><text:span text:style-name="T56">the things </text:span><text:span text:style-name="T60">listed </text:span><text:span text:style-name="T56">below.</text:span></text:p>
      <text:p text:style-name="P16"><text:span text:style-name="T31">M</text:span><text:span text:style-name="T32">1</text:span><text:span text:style-name="T31">.</text:span><text:span text:style-name="T56"> Mark </text:span><text:span text:style-name="T67">up to 5 of</text:span><text:span text:style-name="T56"> those that apply to you, </text:span><text:span text:style-name="T65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"/>
          </table:table-cell>
          <table:table-cell table:style-name="Table12.B1" office:value-type="string">
            <text:p text:style-name="P50">most meaningful to me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1">Improving society and social love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1">Fostering kids and personal love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1">Being with friends and adventures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2"><text:span text:style-name="T96">Problem solving, </text:span>ideas and innovation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3">Mental intimacy and collaboration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3">Physical intimacy and exploration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1">Art, emotions and expression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1">Technological creativity and ideal systems engineering</text:p>
          </table:table-cell>
        </table:table-row>
        <table:table-row>
          <table:table-cell table:style-name="Table12.A2" office:value-type="string">
            <text:p text:style-name="P65">[<text:span text:style-name="T94"> </text:span>]</text:p>
          </table:table-cell>
          <table:table-cell table:style-name="Table12.B2" office:value-type="string">
            <text:p text:style-name="P101">Studying math and solving the mystery of the Universe.</text:p>
          </table:table-cell>
        </table:table-row>
        <table:table-row>
          <table:table-cell table:style-name="Table12.A2" office:value-type="string">
            <text:p text:style-name="P66">[<text:span text:style-name="T94"> </text:span>]</text:p>
          </table:table-cell>
          <table:table-cell table:style-name="Table12.B2" office:value-type="string">
            <text:p text:style-name="P105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58"/>
          </table:table-cell>
          <table:table-cell table:style-name="Table12.B2" office:value-type="string">
            <text:p text:style-name="P53"/>
          </table:table-cell>
        </table:table-row>
      </table:table>
      <text:p text:style-name="P2"/>
      <text:h text:style-name="P115" text:outline-level="2">EXPERIENCES</text:h>
      <text:p text:style-name="P5">To a great extent, we associate happiness with life experiences.</text:p>
      <text:p text:style-name="P5">E1. Write a few experiences that you want to happen<text:span text:style-name="T15"> </text:span><text:span text:style-name="T12">tomorrow</text:span><text:span text:style-name="T18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37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4.C1" office:value-type="string">
            <text:p text:style-name="P28"><text:span text:style-name="T4">What to do about it</text:span><text:span text:style-name="T3">?</text:span>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  <table:table-row>
          <table:table-cell table:style-name="Table4.A2" office:value-type="string">
            <text:p text:style-name="P77">2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  <table:table-row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</table:table>
      <text:p text:style-name="P34"/>
      <text:p text:style-name="P7">E<text:span text:style-name="T98">2</text:span>. Write experiences that you want <text:span text:style-name="T99">happen</text:span> <text:span text:style-name="T99">in</text:span><text:span text:style-name="T15"> </text:span><text:span text:style-name="T14">coming months</text:span><text:span text:style-name="T18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8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5.C1" office:value-type="string">
            <text:p text:style-name="P29"><text:span text:style-name="T4">What to do about it</text:span><text:span text:style-name="T3">?</text:span></text:p>
          </table:table-cell>
        </table:table-row>
        <table:table-row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  <table:table-row>
          <table:table-cell table:style-name="Table5.A2" office:value-type="string">
            <text:p text:style-name="P78">2</text:p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  <table:table-row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</table:table>
      <text:p text:style-name="P35"/>
      <text:p text:style-name="P6">E<text:span text:style-name="T98">3</text:span>. Write a few experiences that you want to happen<text:span text:style-name="T15"> </text:span><text:span text:style-name="T13">in</text:span><text:span text:style-name="T12"> </text:span><text:span text:style-name="T13">many</text:span><text:span text:style-name="T12"> years</text:span><text:span text:style-name="T18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38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6.C1" office:value-type="string">
            <text:p text:style-name="P29"><text:span text:style-name="T4">What to do about it</text:span><text:span text:style-name="T3">?</text:span></text:p>
          </table:table-cell>
        </table:table-row>
        <table:table-row>
          <table:table-cell table:style-name="Table6.A2" office:value-type="string">
            <text:p text:style-name="P60">1</text:p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  <table:table-row>
          <table:table-cell table:style-name="Table6.A2" office:value-type="string">
            <text:p text:style-name="P78">2</text:p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  <table:table-row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</table:table>
      <text:p text:style-name="P35"/>
      <text:p text:style-name="P34"/>
      <text:p text:style-name="P19"><text:span text:style-name="T58">Let </text:span><text:span text:style-name="T61">friends</text:span><text:span text:style-name="T58"> </text:span><text:span text:style-name="T62">who care of you </text:span><text:span text:style-name="T58">know. </text:span><text:span text:style-name="T23">The world of possibilities is greater than we imagine </text:span><text:span text:style-name="T58">at any particular </text:span><text:span text:style-name="T59">time</text:span><text:span text:style-name="T23">.</text:span></text:p>
      <text:p text:style-name="P3"/>
      <text:p text:style-name="P4"/>
      <text:p text:style-name="P107"><text:span text:style-name="T79">The Questionnaire is based on</text:span><text:span text:style-name="T77"> </text:span><text:span text:style-name="T78">WeFindX </text:span><text:span text:style-name="T79">research </text:span><text:span text:style-name="T80">at</text:span><text:span text:style-name="T77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11T07:51:43.918669195</dc:date>
    <meta:editing-duration>PT8H6M21S</meta:editing-duration>
    <meta:editing-cycles>219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65" meta:character-count="3237" meta:non-whitespace-character-count="2674"/>
  </office:meta>
</office:document-meta>
</file>